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Ouvre un fichier pour lire un contenu existant</text:p>
      <text:p text:style-name="Standard">$current = file_get_contents('chiens.html');</text:p>
      <text:p text:style-name="Standard">// Ajoute une personne</text:p>
      <text:p text:style-name="Standard">$current= "Jean Dupond\n";</text:p>
      <text:p text:style-name="Standard">// Écrit le résultat dans le fichier</text:p>
      <text:p text:style-name="Standard">file_put_contents('chiens.html', $current);</text:p>
      <text:p text:style-name="Standard">echo "'chiens.html'"</text:p>
      <text:p text:style-name="Standard"/>
      <text:p text:style-name="Standard"/>
      <text:p text:style-name="Standard"/>
      <text:p text:style-name="Standard">$f=new File("page.html"); </text:p>
      <text:p text:style-name="Standard">//Ecriture</text:p>
      <text:p text:style-name="Standard">$sw=new FileWriter(new FileStream($f-&gt;getFile(), <text:s/>FileStream::MODE_WRITEA));</text:p>
      <text:p text:style-name="Standard">$sw-&gt;Write("une ligne d'écriture"); </text:p>
      <text:p text:style-name="Standard">//Mise à jour </text:p>
      <text:p text:style-name="Standard">$sw-&gt;append("\nUne deuxième ligne d'écritre"); </text:p>
      <text:p text:style-name="Standard">//Lecture </text:p>
      <text:p text:style-name="Standard">$sr=new FileReader(new FileStream($f-&gt;getFile(), FileStream::MODE_READ)); </text:p>
      <text:p text:style-name="Standard">echo $sr-&gt;ReadToEnd(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0T18:15:43.96</meta:creation-date>
    <meta:document-statistic meta:table-count="0" meta:image-count="0" meta:object-count="0" meta:page-count="1" meta:paragraph-count="16" meta:word-count="54" meta:character-count="556"/>
    <dc:date>2020-03-12T18:03:40.38</dc:date>
    <meta:editing-duration>P1DT21H41M9S</meta:editing-duration>
    <meta:editing-cycles>1</meta:editing-cycles>
    <meta:generator>OpenOffice/4.1.6$Win32 OpenOffice.org_project/416m1$Build-9790</meta:generator>
  </office:meta>
</office:document-meta>
</file>